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37066666666667cm" style:use-optimal-column-width="true"/>
    </style:style>
    <style:style style:name="co2" style:family="table-column">
      <style:table-column-properties fo:break-before="auto" style:column-width="2.582333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20133333333333cm" style:use-optimal-column-width="true"/>
    </style:style>
    <style:style style:name="co5" style:family="table-column">
      <style:table-column-properties fo:break-before="auto" style:column-width="4.1486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1" table:default-cell-style-name="ce1"/>
        <table:table-column table:style-name="co2" table:number-columns-repeated="6" table:default-cell-style-name="ce1"/>
        <table:table-column table:style-name="co1" table:default-cell-style-name="ce1"/>
        <table:table-column table:style-name="co2" table:number-columns-repeated="6" table:default-cell-style-name="ce1"/>
        <table:table-column table:style-name="co1" table:default-cell-style-name="ce1"/>
        <table:table-column table:style-name="co2" table:number-columns-repeated="6" table:default-cell-style-name="ce1"/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43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44" table:style-name="ce1"/>
          <table:table-cell office:value-type="float" office:value="72" table:style-name="ce1">
            <text:p>72</text:p>
          </table:table-cell>
          <table:table-cell office:value-type="float" office:value="40" table:style-name="ce1">
            <text:p>40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table:number-columns-repeated="16336" table:style-name="ce1"/>
        </table:table-row>
        <table:table-row table:style-name="ro1">
          <table:table-cell table:number-columns-repeated="39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4 algorytmy każdy inny plik</text:p>
          </table:table-cell>
          <table:table-cell table:number-columns-repeated="3" table:style-name="ce1"/>
          <table:table-cell office:value-type="float" office:value="35.25" table:formula="of:=AVERAGEA([.AS2:.AV2])" table:style-name="ce1">
            <text:p>35,25</text:p>
          </table:table-cell>
          <table:table-cell table:number-columns-repeated="16339" table:style-name="ce1"/>
        </table:table-row>
        <table:table-row table:style-name="ro1">
          <table:table-cell office:value-type="string" table:number-columns-spanned="35" table:number-rows-spanned="1" table:style-name="ce2">
            <text:p>int</text:p>
          </table:table-cell>
          <table:covered-table-cell table:number-columns-repeated="34"/>
          <table:table-cell office:value-type="string" table:style-name="ce1">
            <text:p>float</text:p>
          </table:table-cell>
          <table:table-cell table:style-name="ce1"/>
          <table:table-cell office:value-type="float" office:value="105" table:formula="of:=35*3" table:style-name="ce1">
            <text:p>105</text:p>
          </table:table-cell>
          <table:table-cell office:value-type="string" table:style-name="ce1">
            <text:p>pó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 typy</text:p>
          </table:table-cell>
          <table:table-cell table:number-columns-repeated="16343" table:style-name="ce1"/>
        </table:table-row>
        <table:table-row table:style-name="ro1">
          <table:table-cell office:value-type="string" table:number-columns-spanned="7" table:number-rows-spanned="1" table:style-name="ce2">
            <text:p>rozklad losowy</text:p>
          </table:table-cell>
          <table:covered-table-cell table:number-columns-repeated="6"/>
          <table:table-cell office:value-type="string" table:number-columns-spanned="7" table:number-rows-spanned="1" table:style-name="ce2">
            <text:p>rozklad malejący</text:p>
          </table:table-cell>
          <table:covered-table-cell table:number-columns-repeated="6"/>
          <table:table-cell office:value-type="string" table:number-columns-spanned="7" table:number-rows-spanned="1" table:style-name="ce2">
            <text:p>rozklad uporządkowany 100%</text:p>
          </table:table-cell>
          <table:covered-table-cell table:number-columns-repeated="6"/>
          <table:table-cell office:value-type="string" table:number-columns-spanned="7" table:number-rows-spanned="1" table:style-name="ce2">
            <text:p>rozklad uporządkowany 66%</text:p>
          </table:table-cell>
          <table:covered-table-cell table:number-columns-repeated="6"/>
          <table:table-cell office:value-type="string" table:number-columns-spanned="7" table:number-rows-spanned="1" table:style-name="ce2">
            <text:p>rozklad uporządkowany 33%</text:p>
          </table:table-cell>
          <table:covered-table-cell table:number-columns-repeated="6"/>
          <table:table-cell table:number-columns-repeated="16349" table:style-name="ce1"/>
        </table:table-row>
        <table:table-row table:style-name="ro1">
          <table:table-cell office:value-type="string" table:style-name="ce1">
            <text:p>rozmiar 50000</text:p>
          </table:table-cell>
          <table:table-cell office:value-type="string" table:style-name="ce1">
            <text:p>rozmiar 100000</text:p>
          </table:table-cell>
          <table:table-cell office:value-type="string" table:style-name="ce1">
            <text:p>rozmiar 150000</text:p>
          </table:table-cell>
          <table:table-cell office:value-type="string" table:style-name="ce1">
            <text:p>rozmiar 200000</text:p>
          </table:table-cell>
          <table:table-cell office:value-type="string" table:style-name="ce1">
            <text:p>rozmiar 250000</text:p>
          </table:table-cell>
          <table:table-cell office:value-type="string" table:style-name="ce1">
            <text:p>rozmiar 300000</text:p>
          </table:table-cell>
          <table:table-cell office:value-type="string" table:style-name="ce1">
            <text:p>rozmiar 350000</text:p>
          </table:table-cell>
          <table:table-cell office:value-type="string" table:style-name="ce1">
            <text:p>rozmiar 50000</text:p>
          </table:table-cell>
          <table:table-cell office:value-type="string" table:style-name="ce1">
            <text:p>rozmiar 100000</text:p>
          </table:table-cell>
          <table:table-cell office:value-type="string" table:style-name="ce1">
            <text:p>rozmiar 150000</text:p>
          </table:table-cell>
          <table:table-cell office:value-type="string" table:style-name="ce1">
            <text:p>rozmiar 200000</text:p>
          </table:table-cell>
          <table:table-cell office:value-type="string" table:style-name="ce1">
            <text:p>rozmiar 250000</text:p>
          </table:table-cell>
          <table:table-cell office:value-type="string" table:style-name="ce1">
            <text:p>rozmiar 300000</text:p>
          </table:table-cell>
          <table:table-cell office:value-type="string" table:style-name="ce1">
            <text:p>rozmiar 350000</text:p>
          </table:table-cell>
          <table:table-cell office:value-type="string" table:style-name="ce1">
            <text:p>rozmiar 50000</text:p>
          </table:table-cell>
          <table:table-cell office:value-type="string" table:style-name="ce1">
            <text:p>rozmiar 100000</text:p>
          </table:table-cell>
          <table:table-cell office:value-type="string" table:style-name="ce1">
            <text:p>rozmiar 150000</text:p>
          </table:table-cell>
          <table:table-cell office:value-type="string" table:style-name="ce1">
            <text:p>rozmiar 200000</text:p>
          </table:table-cell>
          <table:table-cell office:value-type="string" table:style-name="ce1">
            <text:p>rozmiar 250000</text:p>
          </table:table-cell>
          <table:table-cell office:value-type="string" table:style-name="ce1">
            <text:p>rozmiar 300000</text:p>
          </table:table-cell>
          <table:table-cell office:value-type="string" table:style-name="ce1">
            <text:p>rozmiar 350000</text:p>
          </table:table-cell>
          <table:table-cell office:value-type="string" table:style-name="ce1">
            <text:p>rozmiar 50000</text:p>
          </table:table-cell>
          <table:table-cell office:value-type="string" table:style-name="ce1">
            <text:p>rozmiar 100000</text:p>
          </table:table-cell>
          <table:table-cell office:value-type="string" table:style-name="ce1">
            <text:p>rozmiar 150000</text:p>
          </table:table-cell>
          <table:table-cell office:value-type="string" table:style-name="ce1">
            <text:p>rozmiar 200000</text:p>
          </table:table-cell>
          <table:table-cell office:value-type="string" table:style-name="ce1">
            <text:p>rozmiar 250000</text:p>
          </table:table-cell>
          <table:table-cell office:value-type="string" table:style-name="ce1">
            <text:p>rozmiar 300000</text:p>
          </table:table-cell>
          <table:table-cell office:value-type="string" table:style-name="ce1">
            <text:p>rozmiar 350000</text:p>
          </table:table-cell>
          <table:table-cell office:value-type="string" table:style-name="ce1">
            <text:p>rozmiar 50000</text:p>
          </table:table-cell>
          <table:table-cell office:value-type="string" table:style-name="ce1">
            <text:p>rozmiar 100000</text:p>
          </table:table-cell>
          <table:table-cell office:value-type="string" table:style-name="ce1">
            <text:p>rozmiar 150000</text:p>
          </table:table-cell>
          <table:table-cell office:value-type="string" table:style-name="ce1">
            <text:p>rozmiar 200000</text:p>
          </table:table-cell>
          <table:table-cell office:value-type="string" table:style-name="ce1">
            <text:p>rozmiar 250000</text:p>
          </table:table-cell>
          <table:table-cell office:value-type="string" table:style-name="ce1">
            <text:p>rozmiar 300000</text:p>
          </table:table-cell>
          <table:table-cell office:value-type="string" table:style-name="ce1">
            <text:p>rozmiar 350000</text:p>
          </table:table-cell>
          <table:table-cell table:number-columns-repeated="4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7 rozmiarow</text:p>
          </table:table-cell>
          <table:table-cell table:number-columns-repeated="2" table:style-name="ce1"/>
          <table:table-cell office:value-type="string" table:style-name="ce1">
            <text:p>rozklady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instancja1</text:p>
          </table:table-cell>
          <table:table-cell table:number-columns-repeated="38"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100 instancji</text:p>
          </table:table-cell>
          <table:table-cell table:style-name="ce1"/>
          <table:table-cell office:value-type="string" table:style-name="ce1">
            <text:p>rosnacy</text:p>
          </table:table-cell>
          <table:table-cell office:value-type="string" table:style-name="ce1">
            <text:p>malejacy</text:p>
          </table:table-cell>
          <table:table-cell office:value-type="float" office:value="33" table:style-name="ce1">
            <text:p>33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losowo</text:p>
          </table:table-cell>
          <table:table-cell table:number-columns-repeated="16337" table:style-name="ce1"/>
        </table:table-row>
        <table:table-row table:style-name="ro1">
          <table:table-cell office:value-type="string" table:style-name="ce1">
            <text:p>instancja2</text:p>
          </table:table-cell>
          <table:table-cell table:number-columns-repeated="41" table:style-name="ce1"/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50000" table:style-name="ce1">
            <text:p>150000</text:p>
          </table:table-cell>
          <table:table-cell table:number-columns-repeated="16335"/>
        </table:table-row>
        <table:table-row table:style-name="ro1">
          <table:table-cell office:value-type="string" table:style-name="ce1">
            <text:p>instancja3</text:p>
          </table:table-cell>
          <table:table-cell table:number-columns-repeated="41" table:style-name="ce1"/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table:number-columns-repeated="4" table:style-name="ce1"/>
          <table:table-cell office:value-type="float" office:value="30000" table:style-name="ce1">
            <text:p>30000</text:p>
          </table:table-cell>
          <table:table-cell table:number-columns-repeated="16335"/>
        </table:table-row>
        <table:table-row table:style-name="ro1">
          <table:table-cell office:value-type="string" table:style-name="ce1">
            <text:p>instancja4</text:p>
          </table:table-cell>
          <table:table-cell table:number-columns-repeated="39" table:style-name="ce1"/>
          <table:table-cell office:value-type="string" table:style-name="ce1">
            <text:p>czas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instancja5</text:p>
          </table:table-cell>
          <table:table-cell table:number-columns-repeated="38" table:style-name="ce1"/>
          <table:table-cell office:value-type="string" table:style-name="ce1">
            <text:p>syma czasow</text:p>
          </table:table-cell>
          <table:table-cell office:value-type="float" office:value="77" table:formula="of:=[.AS16]" table:style-name="ce1">
            <text:p>77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instancja6</text:p>
          </table:table-cell>
          <table:table-cell table:number-columns-repeated="38" table:style-name="ce1"/>
          <table:table-cell office:value-type="string" table:style-name="ce1">
            <text:p>s</text:p>
          </table:table-cell>
          <table:table-cell office:value-type="float" office:value="301840" table:formula="of:=[.AO11]*[.AN4]*[.AN3]*[.AN6]*[.AN7]" table:style-name="ce1">
            <text:p>301840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instancja7</text:p>
          </table:table-cell>
          <table:table-cell table:number-columns-repeated="38" table:style-name="ce1"/>
          <table:table-cell office:value-type="string" table:style-name="ce1">
            <text:p>min</text:p>
          </table:table-cell>
          <table:table-cell office:value-type="float" office:value="5030.666666666667" table:formula="of:=[.AO12]/60" table:style-name="ce1">
            <text:p>5030,666667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instancja8</text:p>
          </table:table-cell>
          <table:table-cell table:number-columns-repeated="38" table:style-name="ce1"/>
          <table:table-cell office:value-type="string" table:style-name="ce1">
            <text:p>h</text:p>
          </table:table-cell>
          <table:table-cell office:value-type="float" office:value="83.844444444444449" table:formula="of:=[.AO13]/60" table:style-name="ce1">
            <text:p>83,84444444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instancja9</text:p>
          </table:table-cell>
          <table:table-cell table:number-columns-repeated="38" table:style-name="ce1"/>
          <table:table-cell office:value-type="string" table:style-name="ce1">
            <text:p>dni</text:p>
          </table:table-cell>
          <table:table-cell office:value-type="float" office:value="3.4935185185185187" table:formula="of:=[.AO14]/24" table:style-name="ce1">
            <text:p>3,493518519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instancja10</text:p>
          </table:table-cell>
          <table:table-cell table:number-columns-repeated="43" table:style-name="ce1"/>
          <table:table-cell office:value-type="float" office:value="77" table:formula="of:=SUM([.AQ8:.AU8])" table:style-name="ce1">
            <text:p>77</text:p>
          </table:table-cell>
          <table:table-cell table:number-columns-repeated="16339" table:style-name="ce1"/>
        </table:table-row>
        <table:table-row table:style-name="ro1">
          <table:table-cell office:value-type="string" table:style-name="ce1">
            <text:p>instancja11</text:p>
          </table:table-cell>
          <table:table-cell table:number-columns-repeated="41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5 rozkladow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instancja12</text:p>
          </table:table-cell>
          <table:table-cell table:number-columns-repeated="39" table:style-name="ce1"/>
          <table:table-cell office:value-type="float" office:value="0.85714285714285721" table:formula="of:=10*60*60/100/7/5/3/4" table:style-name="ce1">
            <text:p>0,857142857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instancja1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stancja1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stancja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stancja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stancja1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stancja1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stancja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stancja2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stancja2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stancja2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stancja2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stancja2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stancja2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stancja2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stancja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3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4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5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6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6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8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9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9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100</text:p>
          </table:table-cell>
          <table:table-cell table:number-columns-repeated="16383"/>
        </table:table-row>
        <table:table-row table:number-rows-repeated="10484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Kasper Radom (264023)</meta:initial-creator>
    <dc:creator>Kasper Radom (264023)</dc:creator>
    <meta:creation-date>2024-03-27T10:38:35Z</meta:creation-date>
    <dc:date>2024-03-27T12:20:04Z</dc:date>
  </office:meta>
</office:document-meta>
</file>